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Calificacione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3" table:number-columns-repeated="3" table:default-cell-style-name="ce12"/>
        <table:table-column table:style-name="co3" table:default-cell-style-name="ce6"/>
        <table:table-column table:style-name="co3" table:number-columns-repeated="7" table:default-cell-style-name="ce12"/>
        <table:table-row table:style-name="ro1">
          <table:table-cell table:style-name="ce3" table:number-columns-repeated="3"/>
          <table:table-cell table:style-name="ce7" office:value-type="string" calcext:value-type="string" table:number-columns-spanned="4" table:number-rows-spanned="1">
            <text:p>Round 1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Round 2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Round 3</text:p>
          </table:table-cell>
          <table:covered-table-cell table:number-columns-repeated="3" table:style-name="ce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urnam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Grade</text:p>
          </table:table-cell>
        </table:table-row>
        <table:table-row table:style-name="ro1">
          <table:table-cell table:style-name="ce12" office:value-type="string" calcext:value-type="string">
            <text:p>JHONATTAN YESID</text:p>
          </table:table-cell>
          <table:table-cell table:style-name="ce12" office:value-type="string" calcext:value-type="string">
            <text:p>ALARCON SILVA</text:p>
          </table:table-cell>
          <table:table-cell table:style-name="ce12" office:value-type="string" calcext:value-type="string">
            <text:p>u2204656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RISTIAN SAUL</text:p>
          </table:table-cell>
          <table:table-cell table:style-name="ce12"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LORENA</text:p>
          </table:table-cell>
          <table:table-cell table:style-name="ce12"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NEIDY ALEJANDRA</text:p>
          </table:table-cell>
          <table:table-cell table:style-name="ce12"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ALERIA</text:p>
          </table:table-cell>
          <table:table-cell table:style-name="ce12"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RISTIAN DAVID</text:p>
          </table:table-cell>
          <table:table-cell table:style-name="ce12"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JENNIFER</text:p>
          </table:table-cell>
          <table:table-cell table:style-name="ce12"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NESTOR</text:p>
          </table:table-cell>
          <table:table-cell table:style-name="ce12"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RIA PAULA</text:p>
          </table:table-cell>
          <table:table-cell table:style-name="ce12"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ANESSA</text:p>
          </table:table-cell>
          <table:table-cell table:style-name="ce12"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table:style-name="ce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0"/>
          <table:table-cell table:style-name="Default" table:number-columns-repeated="12"/>
        </table:table-row>
      </table:table>
      <table:named-expressions/>
      <table:database-ranges>
        <table:database-range table:name="__Anonymous_Sheet_DB__0" table:target-range-address="Calificaciones.A2:Calificaciones.O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31">00/00/0000</text:date>, <text:time style:data-style-name="N2" text:time-value="07:07:45.90393805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9T18:52:51</meta:creation-date>
    <dc:date>2020-10-31T11:08:27.183437062</dc:date>
    <meta:editing-duration>PT4H29M15S</meta:editing-duration>
    <meta:editing-cycles>45</meta:editing-cycles>
    <meta:document-statistic meta:table-count="1" meta:cell-count="510" meta:object-count="0"/>
  </office:meta>
</office:document-meta>
</file>